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, sans-serif"/>
    <style:font-face style:name="OpenSymbol" svg:font-family="OpenSymbol"/>
    <style:font-face style:name="DejaVu Sans1" svg:font-family="'DejaVu Sans'" style:font-family-generic="swiss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3">
      <style:text-properties fo:font-variant="normal" fo:text-transform="none" style:use-window-font-color="true" style:font-name="Tinos1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text-properties style:font-name="Tinos1" fo:font-size="12pt" fo:font-weight="normal" style:font-size-asian="12pt" style:font-size-complex="12pt"/>
    </style:style>
    <style:style style:name="P3" style:family="paragraph" style:parent-style-name="Text_20_body" style:list-style-name="L3">
      <style:text-properties style:font-name="Tinos1" fo:font-size="12pt" fo:font-weight="normal" style:font-size-asian="12pt" style:font-size-complex="1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1">
      <style:text-properties fo:font-weight="bold" style:font-weight-asian="bold" style:font-weight-complex="bold"/>
    </style:style>
    <style:style style:name="P8" style:family="paragraph" style:parent-style-name="Standard" style:list-style-name="L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111111" style:font-name="Tinos1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use-window-font-color="true" fo:letter-spacing="normal" fo:font-style="normal"/>
    </style:style>
    <style:style style:name="T4" style:family="text">
      <style:text-properties fo:font-variant="normal" fo:text-transform="none" style:use-window-font-color="true" fo:letter-spacing="normal" fo:font-style="normal" style:text-underline-style="none"/>
    </style:style>
    <style:style style:name="T5" style:family="text">
      <style:text-properties fo:font-variant="normal" fo:text-transform="none" style:use-window-font-color="true" style:font-name="Tinos1" fo:font-size="12pt" fo:letter-spacing="normal" fo:font-style="normal" fo:font-weight="normal" style:font-size-asian="12pt" style:font-size-complex="12pt"/>
    </style:style>
    <style:style style:name="T6" style:family="text">
      <style:text-properties fo:color="#111111" style:font-name="Tinos1" fo:font-size="12pt" style:font-size-asian="12pt" style:font-size-complex="12pt"/>
    </style:style>
    <style:style style:name="T7" style:family="text">
      <style:text-properties fo:color="#111111" style:font-name="Tinos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style:font-weight-asian="bold" style:font-weight-complex="bold"/>
    </style:style>
    <style:style style:name="T10" style:family="text">
      <style:text-properties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REPORT</text:span></text:p>
      <text:p text:style-name="P4"><text:span text:style-name="T1"/></text:p>
      <text:p text:style-name="P4"><text:span text:style-name="T1">Objectives:</text:span> <text:span text:style-name="T6">To identify the most important explanatory variables of </text:span><text:span text:style-name="T7">Darlingtonia californica</text:span><text:span text:style-name="T6"> carnivores flowers. Dataset m</text:span><text:span text:style-name="T2">easurements were made on 87 plants from four sites in southern Oregon.Ten variables were measured on each plant, 7 based on morphology and 3 based on biomass.</text:span></text:p>
      <text:p text:style-name="P6"/>
      <text:p text:style-name="P6">Assumptions of PCA:</text:p>
      <text:list xml:id="list5032473926147016617" text:style-name="L1">
        <text:list-item>
          <text:p text:style-name="P7">Data must be Numeric and Continuous: VERIFIED</text:p>
        </text:list-item>
        <text:list-item>
          <text:p text:style-name="P7">Variables should be linearly related: VERIFIED</text:p>
        </text:list-item>
        <text:list-item>
          <text:p text:style-name="P7">Variables should be on a similar scale: Transformed</text:p>
        </text:list-item>
      </text:list>
      <text:p text:style-name="P6">Results: </text:p>
      <text:list xml:id="list345707283124167065" text:style-name="L2">
        <text:list-item>
          <text:p text:style-name="P8">Eigenanalysis: CONDUCTED</text:p>
          <text:list>
            <text:list-item>
              <text:p text:style-name="P8"><text:s/>[1] 0.444 0.177 0.153 0.073 0.047 0.036 0.025 0.024 0.014 0.005</text:p>
            </text:list-item>
          </text:list>
        </text:list-item>
        <text:list-item>
          <text:p text:style-name="P8">Proportion of Eigenvalues:</text:p>
          <text:list>
            <text:list-item>
              <text:p text:style-name="P8">[1] 0.444 0.177 0.153 0.073 0.047 0.036 0.025 0.024 0.014 0.005</text:p>
            </text:list-item>
          </text:list>
        </text:list-item>
      </text:list>
      <text:p text:style-name="P6"/>
      <text:p text:style-name="P6">Interpratation:</text:p>
      <text:list xml:id="list7722156899342926725" text:style-name="L3">
        <text:list-item>
          <text:p text:style-name="P1"><text:span text:style-name="T10">PC1 gives roughly equal weight to all variables except tube.diam and keel.diam, and can be interpreted as a measure of </text:span><text:span text:style-name="T12">pitcher size.</text:span><text:span text:style-name="T10"> This PC accounts for 44% of the variance in the response variables.</text:span></text:p>
        </text:list-item>
        <text:list-item>
          <text:p text:style-name="P1">PC2 gives opposing weights to pitcher height and diameter than to the dimensions of the fishtail appendage (wing1.length, wing2.length, wingsprea), and thus can be interpreted as a measure of <text:span text:style-name="T11">pitcher shape</text:span>. This PC accounts for 18% of the variance in the response variables.</text:p>
        </text:list-item>
        <text:list-item>
          <text:p text:style-name="P3"><text:span text:style-name="T3">PC3 gives most weight to tube and keel diameters, and might be interpreted as a measure of </text:span><text:span text:style-name="T4">leaf width</text:span><text:span text:style-name="T3">. This PC accounts for 15% of the variance in the response variables.</text:span></text:p>
        </text:list-item>
      </text:list>
      <text:p text:style-name="P2"><text:span text:style-name="T3"/></text:p>
      <text:p text:style-name="Text_20_body"><text:span text:style-name="T5">For More Visit: </text:span><text:a xlink:type="simple" xlink:href="https://github.com/Michael-yousuf123/all-statistical-analysis" office:name="PCA" office:target-frame-name="_self" xlink:show="replace" text:style-name="Internet_20_link" text:visited-style-name="Visited_20_Internet_20_Link">Github</text:a></text:p>
      <text:p text:style-name="Text_20_body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, sans-serif"/>
    <style:font-face style:name="OpenSymbol" svg:font-family="OpenSymbol"/>
    <style:font-face style:name="DejaVu Sans1" svg:font-family="'DejaVu Sans'" style:font-family-generic="swiss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Yousuf</meta:initial-creator>
    <meta:creation-date>2024-06-28T00:02:41</meta:creation-date>
    <dc:date>2024-06-30T00:45:10</dc:date>
    <dc:creator>Michael Yousuf</dc:creator>
    <meta:editing-duration>PT2H15M9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1" meta:paragraph-count="16" meta:word-count="217" meta:character-count="1324"/>
  </office:meta>
</office:document-meta>
</file>